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6.9252in" style:type="right" style:leader-style="dotted" style:leader-text="."/>
        </style:tab-stops>
      </style:paragraph-properties>
    </style:style>
    <style:style style:name="P2" style:family="paragraph" style:parent-style-name="Contents_20_2">
      <style:paragraph-properties>
        <style:tab-stops>
          <style:tab-stop style:position="6.7283in" style:type="right" style:leader-style="dotted" style:leader-text="."/>
        </style:tab-stops>
      </style:paragraph-properties>
    </style:style>
    <style:style style:name="P3" style:family="paragraph" style:parent-style-name="Contents_20_3">
      <style:paragraph-properties>
        <style:tab-stops>
          <style:tab-stop style:position="6.5311in" style:type="right" style:leader-style="dotted" style:leader-text="."/>
        </style:tab-stops>
      </style:paragraph-properties>
    </style:style>
    <style:style style:name="P4" style:family="paragraph" style:parent-style-name="Figure">
      <style:paragraph-properties fo:text-align="center" style:justify-single-word="false"/>
    </style:style>
    <style:style style:name="P5" style:family="paragraph" style:parent-style-name="Figure_20_Index_20_1">
      <style:paragraph-properties>
        <style:tab-stops>
          <style:tab-stop style:position="6.9252in" style:type="right" style:leader-style="dotted" style:leader-text="."/>
        </style:tab-stops>
      </style:paragraph-properties>
    </style:style>
    <style:style style:name="P6" style:family="paragraph" style:parent-style-name="Footer">
      <style:text-properties officeooo:rsid="002b8f43" officeooo:paragraph-rsid="002b8f43"/>
    </style:style>
    <style:style style:name="P7" style:family="paragraph" style:parent-style-name="Footnote">
      <style:text-properties officeooo:rsid="003ae408" officeooo:paragraph-rsid="003ae408"/>
    </style:style>
    <style:style style:name="P8" style:family="paragraph" style:parent-style-name="Footnote">
      <style:text-properties officeooo:rsid="0055de97" officeooo:paragraph-rsid="0055de97"/>
    </style:style>
    <style:style style:name="P9" style:family="paragraph" style:parent-style-name="Heading_20_3">
      <style:text-properties officeooo:rsid="003824e9" officeooo:paragraph-rsid="003824e9"/>
    </style:style>
    <style:style style:name="P10" style:family="paragraph" style:parent-style-name="Heading_20_4">
      <style:text-properties fo:font-style="italic" style:font-style-asian="italic" style:font-style-complex="italic"/>
    </style:style>
    <style:style style:name="P11" style:family="paragraph" style:parent-style-name="Standard">
      <style:text-properties style:font-name="Liberation Sans" officeooo:rsid="001db0bc" officeooo:paragraph-rsid="001db0bc"/>
    </style:style>
    <style:style style:name="P12" style:family="paragraph" style:parent-style-name="Standard">
      <style:paragraph-properties fo:text-align="center" style:justify-single-word="false"/>
      <style:text-properties style:font-name="Liberation Sans" officeooo:rsid="001db0bc" officeooo:paragraph-rsid="001db0bc"/>
    </style:style>
    <style:style style:name="P1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1db0bc" officeooo:paragraph-rsid="001db0bc" style:font-style-asian="normal" style:font-style-complex="normal"/>
    </style:style>
    <style:style style:name="P1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cea8b" officeooo:paragraph-rsid="002cea8b" style:font-style-asian="normal" style:font-style-complex="normal"/>
    </style:style>
    <style:style style:name="P1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fo:font-style="normal" officeooo:rsid="002d084c" officeooo:paragraph-rsid="002d084c" style:font-style-asian="normal" style:font-style-complex="normal"/>
    </style:style>
    <style:style style:name="P1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2a935" officeooo:paragraph-rsid="0022a935"/>
    </style:style>
    <style:style style:name="P1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427bb" officeooo:paragraph-rsid="002427bb"/>
    </style:style>
    <style:style style:name="P1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5b14d" officeooo:paragraph-rsid="0025b14d"/>
    </style:style>
    <style:style style:name="P1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6f303" officeooo:paragraph-rsid="0026f303"/>
    </style:style>
    <style:style style:name="P2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87654" officeooo:paragraph-rsid="00287654"/>
    </style:style>
    <style:style style:name="P2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9bce5" officeooo:paragraph-rsid="0029bce5"/>
    </style:style>
    <style:style style:name="P2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b8f43" officeooo:paragraph-rsid="002b8f43"/>
    </style:style>
    <style:style style:name="P2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c93bb" officeooo:paragraph-rsid="002c93bb"/>
    </style:style>
    <style:style style:name="P2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2d1aab" officeooo:paragraph-rsid="002d1aab"/>
    </style:style>
    <style:style style:name="P25"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51e71" officeooo:paragraph-rsid="00351e71"/>
    </style:style>
    <style:style style:name="P26"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67f32" officeooo:paragraph-rsid="00367f32"/>
    </style:style>
    <style:style style:name="P2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7b361" officeooo:paragraph-rsid="0037b361"/>
    </style:style>
    <style:style style:name="P28"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824e9" officeooo:paragraph-rsid="003824e9"/>
    </style:style>
    <style:style style:name="P29"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9d2b8" officeooo:paragraph-rsid="0039d2b8"/>
    </style:style>
    <style:style style:name="P30"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ae408" officeooo:paragraph-rsid="003ae408"/>
    </style:style>
    <style:style style:name="P31"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ba297" officeooo:paragraph-rsid="003ba297"/>
    </style:style>
    <style:style style:name="P32"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3fe724" officeooo:paragraph-rsid="003fe724"/>
    </style:style>
    <style:style style:name="P33"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17e33" officeooo:paragraph-rsid="00417e33"/>
    </style:style>
    <style:style style:name="P34"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20b04" officeooo:paragraph-rsid="00420b04"/>
    </style:style>
    <style:style style:name="P35"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36"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432220" officeooo:paragraph-rsid="00540788"/>
    </style:style>
    <style:style style:name="P37" style:family="paragraph" style:parent-style-name="Standard">
      <loext:graphic-properties draw:fill-gradient-name="gradient" draw:fill-hatch-name="hatch"/>
      <style:paragraph-properties fo:margin-top="0.05in" fo:margin-bottom="0.05in" style:contextual-spacing="false" fo:line-height="100%"/>
      <style:text-properties style:font-name="Liberation Sans" officeooo:rsid="00432220" officeooo:paragraph-rsid="00432220"/>
    </style:style>
    <style:style style:name="P3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4f169" officeooo:paragraph-rsid="0044f169"/>
    </style:style>
    <style:style style:name="P3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11a7" officeooo:paragraph-rsid="004611a7"/>
    </style:style>
    <style:style style:name="P4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6a0c2" officeooo:paragraph-rsid="0046a0c2"/>
    </style:style>
    <style:style style:name="P41"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7b1ed" officeooo:paragraph-rsid="0047b1ed"/>
    </style:style>
    <style:style style:name="P42"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98f3d" officeooo:paragraph-rsid="00498f3d"/>
    </style:style>
    <style:style style:name="P43"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a5f34" officeooo:paragraph-rsid="004a5f34"/>
    </style:style>
    <style:style style:name="P44"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b9f21" officeooo:paragraph-rsid="004b9f21"/>
    </style:style>
    <style:style style:name="P45"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4d7b41" officeooo:paragraph-rsid="004d7b41"/>
    </style:style>
    <style:style style:name="P46"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47" style:family="paragraph" style:parent-style-name="Standard" style:list-style-name="L2">
      <loext:graphic-properties draw:fill-gradient-name="gradient" draw:fill-hatch-name="hatch"/>
      <style:paragraph-properties fo:margin-top="0.05in" fo:margin-bottom="0.05in" style:contextual-spacing="false" fo:line-height="100%"/>
      <style:text-properties style:font-name="Liberation Sans" officeooo:rsid="00540788" officeooo:paragraph-rsid="00540788"/>
    </style:style>
    <style:style style:name="P48"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5de97" officeooo:paragraph-rsid="0055de97"/>
    </style:style>
    <style:style style:name="P49"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7b087" officeooo:paragraph-rsid="0057b087"/>
    </style:style>
    <style:style style:name="P50" style:family="paragraph" style:parent-style-name="Standard" style:list-style-name="L3">
      <loext:graphic-properties draw:fill-gradient-name="gradient" draw:fill-hatch-name="hatch"/>
      <style:paragraph-properties fo:margin-top="0.05in" fo:margin-bottom="0.05in" style:contextual-spacing="false" fo:line-height="100%"/>
      <style:text-properties style:font-name="Liberation Sans" officeooo:rsid="0058e7fa" officeooo:paragraph-rsid="0058e7fa"/>
    </style:style>
    <style:style style:name="P51" style:family="paragraph" style:parent-style-name="Standard" style:list-style-name="L1">
      <loext:graphic-properties draw:fill-gradient-name="gradient" draw:fill-hatch-name="hatch"/>
      <style:paragraph-properties fo:margin-top="0.05in" fo:margin-bottom="0.05in" style:contextual-spacing="false" fo:line-height="100%"/>
      <style:text-properties officeooo:paragraph-rsid="00351e71"/>
    </style:style>
    <style:style style:name="P52" style:family="paragraph" style:parent-style-name="Standard" style:list-style-name="L1">
      <loext:graphic-properties draw:fill-gradient-name="gradient" draw:fill-hatch-name="hatch"/>
      <style:paragraph-properties fo:margin-top="0.05in" fo:margin-bottom="0.05in" style:contextual-spacing="false" fo:line-height="100%"/>
      <style:text-properties officeooo:rsid="00351e71" officeooo:paragraph-rsid="00351e71"/>
    </style:style>
    <style:style style:name="T1" style:family="text">
      <style:text-properties officeooo:rsid="0022a935"/>
    </style:style>
    <style:style style:name="T2" style:family="text">
      <style:text-properties fo:font-style="normal" style:font-style-asian="normal" style:font-style-complex="normal"/>
    </style:style>
    <style:style style:name="T3" style:family="text">
      <style:text-properties fo:font-style="normal" officeooo:rsid="0025b14d" style:font-style-asian="normal" style:font-style-complex="normal"/>
    </style:style>
    <style:style style:name="T4" style:family="text">
      <style:text-properties fo:font-style="normal" officeooo:rsid="0026f303" style:font-style-asian="normal" style:font-style-complex="normal"/>
    </style:style>
    <style:style style:name="T5" style:family="text">
      <style:text-properties fo:font-style="normal" officeooo:rsid="0029bce5" style:font-style-asian="normal" style:font-style-complex="normal"/>
    </style:style>
    <style:style style:name="T6" style:family="text">
      <style:text-properties fo:font-style="normal" officeooo:rsid="0029da9c" style:font-style-asian="normal" style:font-style-complex="normal"/>
    </style:style>
    <style:style style:name="T7" style:family="text">
      <style:text-properties fo:font-style="normal" officeooo:rsid="002ee257" style:font-style-asian="normal" style:font-style-complex="normal"/>
    </style:style>
    <style:style style:name="T8" style:family="text">
      <style:text-properties fo:font-style="normal" officeooo:rsid="002f826f" style:font-style-asian="normal" style:font-style-complex="normal"/>
    </style:style>
    <style:style style:name="T9" style:family="text">
      <style:text-properties fo:font-style="normal" officeooo:rsid="003824e9" style:font-style-asian="normal" style:font-style-complex="normal"/>
    </style:style>
    <style:style style:name="T10" style:family="text">
      <style:text-properties fo:font-style="normal" officeooo:rsid="0039d2b8" style:font-style-asian="normal" style:font-style-complex="normal"/>
    </style:style>
    <style:style style:name="T11" style:family="text">
      <style:text-properties fo:font-style="normal" officeooo:rsid="003ae408" style:font-style-asian="normal" style:font-style-complex="normal"/>
    </style:style>
    <style:style style:name="T12" style:family="text">
      <style:text-properties fo:font-style="normal" officeooo:rsid="003ea341" style:font-style-asian="normal" style:font-style-complex="normal"/>
    </style:style>
    <style:style style:name="T13" style:family="text">
      <style:text-properties fo:font-style="normal" officeooo:rsid="00432220" style:font-style-asian="normal" style:font-style-complex="normal"/>
    </style:style>
    <style:style style:name="T14" style:family="text">
      <style:text-properties fo:font-style="normal" officeooo:rsid="0044f169" style:font-style-asian="normal" style:font-style-complex="normal"/>
    </style:style>
    <style:style style:name="T15" style:family="text">
      <style:text-properties fo:font-style="normal" officeooo:rsid="004611a7" style:font-style-asian="normal" style:font-style-complex="normal"/>
    </style:style>
    <style:style style:name="T16" style:family="text">
      <style:text-properties fo:font-style="normal" officeooo:rsid="0046a0c2" style:font-style-asian="normal" style:font-style-complex="normal"/>
    </style:style>
    <style:style style:name="T17" style:family="text">
      <style:text-properties fo:font-style="normal" officeooo:rsid="0047b1ed" style:font-style-asian="normal" style:font-style-complex="normal"/>
    </style:style>
    <style:style style:name="T18" style:family="text">
      <style:text-properties fo:font-style="normal" officeooo:rsid="004a4915" style:font-style-asian="normal" style:font-style-complex="normal"/>
    </style:style>
    <style:style style:name="T19" style:family="text">
      <style:text-properties fo:font-style="normal" officeooo:rsid="004f7444" style:font-style-asian="normal" style:font-style-complex="normal"/>
    </style:style>
    <style:style style:name="T20" style:family="text">
      <style:text-properties fo:font-style="normal" officeooo:rsid="004fc1fd" style:font-style-asian="normal" style:font-style-complex="normal"/>
    </style:style>
    <style:style style:name="T21" style:family="text">
      <style:text-properties fo:font-style="normal" officeooo:rsid="005146b7" style:font-style-asian="normal" style:font-style-complex="normal"/>
    </style:style>
    <style:style style:name="T22" style:family="text">
      <style:text-properties fo:font-style="normal" officeooo:rsid="00540788" style:font-style-asian="normal" style:font-style-complex="normal"/>
    </style:style>
    <style:style style:name="T23" style:family="text">
      <style:text-properties fo:font-style="normal" officeooo:rsid="0055de97" style:font-style-asian="normal" style:font-style-complex="normal"/>
    </style:style>
    <style:style style:name="T24" style:family="text">
      <style:text-properties fo:font-style="normal" officeooo:rsid="0058e7fa" style:font-style-asian="normal" style:font-style-complex="normal"/>
    </style:style>
    <style:style style:name="T25" style:family="text">
      <style:text-properties fo:font-style="normal" officeooo:rsid="005972c5" style:font-style-asian="normal" style:font-style-complex="normal"/>
    </style:style>
    <style:style style:name="T26" style:family="text">
      <style:text-properties fo:font-style="normal" fo:font-weight="bold" style:font-style-asian="normal" style:font-weight-asian="bold" style:font-style-complex="normal" style:font-weight-complex="bold"/>
    </style:style>
    <style:style style:name="T27" style:family="text">
      <style:text-properties fo:font-style="italic"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officeooo:rsid="002bc08f"/>
    </style:style>
    <style:style style:name="T30" style:family="text">
      <style:text-properties officeooo:rsid="002d084c"/>
    </style:style>
    <style:style style:name="T31" style:family="text">
      <style:text-properties style:font-name="Liberation Sans" fo:font-style="normal" style:font-style-asian="normal" style:font-style-complex="normal"/>
    </style:style>
    <style:style style:name="T32" style:family="text">
      <style:text-properties style:font-name="Liberation Sans" fo:font-style="normal" officeooo:rsid="00351e71" style:font-style-asian="normal" style:font-style-complex="normal"/>
    </style:style>
    <style:style style:name="T33" style:family="text">
      <style:text-properties officeooo:rsid="003824e9"/>
    </style:style>
    <style:style style:name="T34" style:family="text">
      <style:text-properties style:font-name="Courier New" fo:font-style="normal" style:font-style-asian="normal" style:font-style-complex="normal"/>
    </style:style>
    <style:style style:name="T35" style:family="text">
      <style:text-properties style:font-name="Courier New" fo:font-style="normal" officeooo:rsid="004611a7" style:font-style-asian="normal" style:font-style-complex="normal"/>
    </style:style>
    <style:style style:name="T36" style:family="text">
      <style:text-properties style:font-name="Courier New" fo:font-style="normal" officeooo:rsid="0047b1ed" style:font-style-asian="normal" style:font-style-complex="normal"/>
    </style:style>
    <style:style style:name="T37" style:family="text">
      <style:text-properties style:font-name="Courier New" fo:font-style="normal" officeooo:rsid="00523f18" style:font-style-asian="normal" style:font-style-complex="normal"/>
    </style:style>
    <style:style style:name="T38" style:family="text">
      <style:text-properties style:font-name="Courier New" fo:font-style="normal" officeooo:rsid="00540788" style:font-style-asian="normal" style:font-style-complex="normal"/>
    </style:style>
    <style:style style:name="T39" style:family="text">
      <style:text-properties officeooo:rsid="00420b04"/>
    </style:style>
    <style:style style:name="T40" style:family="text">
      <style:text-properties officeooo:rsid="00432220"/>
    </style:style>
    <style:style style:name="T41" style:family="text">
      <style:text-properties officeooo:rsid="0044f16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OL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draw:ole-draw-aspect="1"/>
    </style:style>
    <style:style style:name="fr3" style:family="graphic" style:parent-style-name="Formula">
      <style:graphic-properties style:vertical-pos="from-top" draw:ole-draw-aspect="1"/>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float" office:value="1.01" text:name="PrinbeeVersion"/>
      </text:user-field-decls>
      <text:p text:style-name="Title">Prinbee Implementation</text:p>
      <text:p text:style-name="P12">by</text:p>
      <text:p text:style-name="P12">Alexis Wilke</text:p>
      <text:p text:style-name="P11"/>
      <text:p text:style-name="P11">This document describes each part of the Prinbee database system and their implementation.</text:p>
      <text:p text:style-name="P11"/>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text:a xlink:type="simple" xlink:href="#__RefHeading___Toc717_3072234412" text:style-name="Index_20_Link" text:visited-style-name="Index_20_Link">Global Prinbee Organization<text:tab/>3</text:a></text:p>
          <text:p text:style-name="P2"><text:a xlink:type="simple" xlink:href="#__RefHeading___Toc1402_3072234412" text:style-name="Index_20_Link" text:visited-style-name="Index_20_Link">libprinbee<text:tab/>3</text:a></text:p>
          <text:p text:style-name="P2"><text:a xlink:type="simple" xlink:href="#__RefHeading___Toc975_3072234412" text:style-name="Index_20_Link" text:visited-style-name="Index_20_Link">Clients<text:tab/>4</text:a></text:p>
          <text:p text:style-name="P2"><text:a xlink:type="simple" xlink:href="#__RefHeading___Toc977_3072234412" text:style-name="Index_20_Link" text:visited-style-name="Index_20_Link">Client Proxy<text:tab/>4</text:a></text:p>
          <text:p text:style-name="P2"><text:a xlink:type="simple" xlink:href="#__RefHeading___Toc979_3072234412" text:style-name="Index_20_Link" text:visited-style-name="Index_20_Link">Client Journal<text:tab/>4</text:a></text:p>
          <text:p text:style-name="P2"><text:a xlink:type="simple" xlink:href="#__RefHeading___Toc981_3072234412" text:style-name="Index_20_Link" text:visited-style-name="Index_20_Link">Client CLI<text:tab/>5</text:a></text:p>
          <text:p text:style-name="P2"><text:a xlink:type="simple" xlink:href="#__RefHeading___Toc1404_3072234412" text:style-name="Index_20_Link" text:visited-style-name="Index_20_Link">Server<text:tab/>5</text:a></text:p>
          <text:p text:style-name="P2"><text:a xlink:type="simple" xlink:href="#__RefHeading___Toc1406_3072234412" text:style-name="Index_20_Link" text:visited-style-name="Index_20_Link">Server Journal<text:tab/>5</text:a></text:p>
          <text:p text:style-name="P2"><text:a xlink:type="simple" xlink:href="#__RefHeading___Toc1408_3072234412" text:style-name="Index_20_Link" text:visited-style-name="Index_20_Link">Schema<text:tab/>5</text:a></text:p>
          <text:p text:style-name="P3"><text:a xlink:type="simple" xlink:href="#__RefHeading___Toc1410_3072234412" text:style-name="Index_20_Link" text:visited-style-name="Index_20_Link">Why a Schema?<text:tab/>6</text:a></text:p>
          <text:p text:style-name="P2"><text:a xlink:type="simple" xlink:href="#__RefHeading___Toc1412_3072234412" text:style-name="Index_20_Link" text:visited-style-name="Index_20_Link">Table<text:tab/>6</text:a></text:p>
          <text:p text:style-name="P2"><text:a xlink:type="simple" xlink:href="#__RefHeading___Toc1414_3072234412" text:style-name="Index_20_Link" text:visited-style-name="Index_20_Link">Index<text:tab/>6</text:a></text:p>
          <text:p text:style-name="P3"><text:a xlink:type="simple" xlink:href="#__RefHeading___Toc1416_3072234412" text:style-name="Index_20_Link" text:visited-style-name="Index_20_Link">Expressions<text:tab/>6</text:a></text:p>
          <text:p text:style-name="P3"><text:a xlink:type="simple" xlink:href="#__RefHeading___Toc1418_3072234412" text:style-name="Index_20_Link" text:visited-style-name="Index_20_Link">Distributed Indexes<text:tab/>7</text:a></text:p>
          <text:p text:style-name="P3"><text:a xlink:type="simple" xlink:href="#__RefHeading___Toc1420_3072234412" text:style-name="Index_20_Link" text:visited-style-name="Index_20_Link">Descending Order<text:tab/>7</text:a></text:p>
          <text:p text:style-name="P2"><text:a xlink:type="simple" xlink:href="#__RefHeading___Toc1422_3072234412" text:style-name="Index_20_Link" text:visited-style-name="Index_20_Link">Stats<text:tab/>7</text:a></text:p>
          <text:p text:style-name="P2"><text:a xlink:type="simple" xlink:href="#__RefHeading___Toc1424_3072234412" text:style-name="Index_20_Link" text:visited-style-name="Index_20_Link">Bloom Filters<text:tab/>7</text:a></text:p>
          <text:p text:style-name="P2"><text:a xlink:type="simple" xlink:href="#__RefHeading___Toc1426_3072234412" text:style-name="Index_20_Link" text:visited-style-name="Index_20_Link"><text:span text:style-name="T2">S</text:span></text:a><text:a xlink:type="simple" xlink:href="#__RefHeading___Toc1426_3072234412" text:style-name="Index_20_Link" text:visited-style-name="Index_20_Link"><text:span text:style-name="T2">erver CLI</text:span></text:a><text:a xlink:type="simple" xlink:href="#__RefHeading___Toc1426_3072234412" text:style-name="Index_20_Link" text:visited-style-name="Index_20_Link"><text:tab/>8</text:a></text:p>
          <text:p text:style-name="P2"><text:a xlink:type="simple" xlink:href="#__RefHeading___Toc1428_3072234412" text:style-name="Index_20_Link" text:visited-style-name="Index_20_Link">Links<text:tab/>8</text:a></text:p>
        </text:index-body>
      </text:table-of-content>
      <text:p text:style-name="P11"/>
      <text:illustration-index text:style-name="Sect2" text:protected="true" text:name="Table of Figures1">
        <text:illustration-index-source text:caption-sequence-name="Figure" text:caption-sequence-format="text">
          <text:index-title-template text:style-name="Figure_20_Index_20_Heading">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2" text:name="Table of Figures1_Head">
            <text:p text:style-name="Figure_20_Index_20_Heading">Figures</text:p>
          </text:index-title>
          <text:p text:style-name="P5"><text:a xlink:type="simple" xlink:href="#Figure!0%7Csequence" text:style-name="Index_20_Link" text:visited-style-name="Index_20_Link">Figure 1: Global Architecture of a Prinbee system<text:tab/>3</text:a></text:p>
        </text:index-body>
      </text:illustration-index>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1" text:outline-level="1" text:is-list-header="true"><text:bookmark-start text:name="__RefHeading___Toc717_3072234412"/><text:soft-page-break/>Global Prinbee Organization<text:bookmark-end text:name="__RefHeading___Toc717_3072234412"/></text:h>
      <text:p text:style-name="P13"><draw:frame draw:style-name="fr1" draw:name="Frame1" text:anchor-type="char" svg:width="8.5in" draw:z-index="0"><draw:text-box fo:min-height="7.1098in"><text:p text:style-name="P4"><draw:frame draw:style-name="fr2" draw:name="Object1" text:anchor-type="paragraph" svg:width="8.5in" style:rel-width="100%" svg:height="7.1098in" style:rel-height="scale" draw:z-index="1"><draw:object xlink:href="../architecture.odg" xlink:type="simple" xlink:show="embed" xlink:actuate="onLoad"/><draw:image xlink:href="./ObjectReplacements/Object 1" xlink:type="simple" xlink:show="embed" xlink:actuate="onLoad"/><svg:desc>OLE-object</svg:desc></draw:frame>Figure <text:sequence text:ref-name="refFigure0" text:name="Figure" text:formula="ooow:Figure+1" style:num-format="1">1</text:sequence>: Global Architecture of a Prinbee system</text:p></draw:text-box></draw:frame><text:sequence-ref text:reference-format="category-and-value" text:ref-name="refFigure0">Figure 1</text:sequence-ref><text:s/><text:span text:style-name="T1">shows the organization of the Prinbee database from the clients (your software) to the tables (managed by the Prinbee library).</text:span></text:p>
      <text:h text:style-name="Heading_20_2" text:outline-level="2"><text:bookmark-start text:name="__RefHeading___Toc1402_3072234412"/>libprinbee<text:bookmark-end text:name="__RefHeading___Toc1402_3072234412"/></text:h>
      <text:p text:style-name="P14">The libprinbee C++ library includes most of the code that the other elements use to work with the system. <text:span text:style-name="T30">In other words, although most of the parts are described as separate parts, in most likelihood, most of the code is found in this block.</text:span></text:p>
      <text:p text:style-name="P15"><text:soft-page-break/>The same library is used by clients and servers. This makes it easier to manage and avoid much duplication. It also means any computer with the library can run the client and the server code.</text:p>
      <text:h text:style-name="Heading_20_2" text:outline-level="2"><text:bookmark-start text:name="__RefHeading___Toc975_3072234412"/>Clients<text:bookmark-end text:name="__RefHeading___Toc975_3072234412"/></text:h>
      <text:p text:style-name="P16"><text:span text:style-name="T2">Clients are expected to connect to the servers using a local Prinbee proxy. This allows for the proxy to handle the actual network connection, which can be complicated since one proxy is likely to connect to many servers.</text:span></text:p>
      <text:p text:style-name="P17"><text:span text:style-name="T2">As one would expect, you can query the database using the main key (say, a URL representing a page on the Internet). The database also allows for the definition of indexes. These can be queried using values for each column defined in the index being queried.</text:span></text:p>
      <text:p text:style-name="P17"><text:span text:style-name="T2">From a Client, the query is handled by the Prinbee library. You create a </text:span><text:span text:style-name="T27">query</text:span><text:span text:style-name="T2"> </text:span><text:span text:style-name="T27">(</text:span><text:span text:style-name="T28">TODO</text:span><text:span text:style-name="T27">: fix name)</text:span><text:span text:style-name="T2"> object, </text:span><text:span text:style-name="T3">add the data required to define the key, defined the list of columns you want to retrieve, then send that object to the Client Proxy. Once the Client Proxy got the results, it sends a message which translates in your client receiving a callback.</text:span></text:p>
      <text:p text:style-name="P18"><text:span text:style-name="T2">Further, clients have access to administrative functions, such as creating a new table.</text:span></text:p>
      <text:h text:style-name="Heading_20_2" text:outline-level="2"><text:bookmark-start text:name="__RefHeading___Toc977_3072234412"/>Client Proxy<text:bookmark-end text:name="__RefHeading___Toc977_3072234412"/></text:h>
      <text:p text:style-name="P18"><text:span text:style-name="T2">The Client Proxy is a helper service allowing clients to have a very minimal amount of work to do. The Client Proxy handles all the necessary work <text:s/>of connecting to servers and also the handling of a </text:span><text:span text:style-name="T4">Client J</text:span><text:span text:style-name="T2">ournal.</text:span></text:p>
      <text:p text:style-name="P19"><text:span text:style-name="T2">The Client Journal is used when a </text:span><text:span text:style-name="T27">write</text:span><text:span text:style-name="T2"> is necessary. This include the SET, UPDATE, INSERT commands. Because the write can always happen later and as a result the data eventually becomes consistent, it allows all writes to happen in the asynchronously.</text:span></text:p>
      <text:p text:style-name="P19"><text:span text:style-name="T2">Note that the CREATE_TABLE command is synchronous. It has to be able to happen at the time you send the command. Otherwise, future SET, UPDATE, INSERT would fatally fail since the table would not yet exist. It also has to be synchronized between all the servers handling that table. </text:span><text:span text:style-name="T6">Similarly, the UPDATE_TABLE command should be used synchronously. If not, then some SET, UPDATE, INSERT will fail because this or that column is not defined or defined with a different type.</text:span></text:p>
      <text:p text:style-name="P20"><text:span text:style-name="T2">Reads are not added to the journal. They are directly sent to the backend. If anything breaks along the way, then the command returns with an error. Because the data being read may appear in the Client Journal, the command does not absolutely have to check the server for the data. This depends on the settings used to read the data (i.e. if using QUORUM, then it has to check with the </text:span><text:span text:style-name="T7">multiple </text:span><text:span text:style-name="T2">servers to make sure a quorum is indeed reached before returning the data, a </text:span><text:span text:style-name="T7">consi</text:span><text:span text:style-name="T8">s</text:span><text:span text:style-name="T7">tency</text:span><text:span text:style-name="T2"> of </text:span><text:span text:style-name="T7">CLIENT_</text:span><text:span text:style-name="T2">ZERO can immediately return the Client Journal data without a round trip to the servers).</text:span></text:p>
      <text:h text:style-name="Heading_20_2" text:outline-level="2"><text:bookmark-start text:name="__RefHeading___Toc979_3072234412"/>Client Journal<text:bookmark-end text:name="__RefHeading___Toc979_3072234412"/></text:h>
      <text:p text:style-name="P20"><text:span text:style-name="T2">The Client Journal is a local file (on the client’s machine), which the Client Proxy manages.</text:span></text:p>
      <text:p text:style-name="P20"><text:soft-page-break/><text:span text:style-name="T2">The keys appearing in the journal are all remaining available in memory so the proxy can quickly determine whether a GET command </text:span><text:span text:style-name="T5">can be satisfied with that data. If so, the data is locked in the journal until that command returns.</text:span></text:p>
      <text:p text:style-name="P21"><text:span text:style-name="T2">The Client Journal is expected to remain pretty small. Once data was sent to the servers and confirmed saved and duplicated, then the Client Journal entry is dropped (unless currently locked, in which case it gets dropped when unlocked).</text:span></text:p>
      <text:h text:style-name="Heading_20_2" text:outline-level="2"><text:bookmark-start text:name="__RefHeading___Toc981_3072234412"/>Client CLI<text:bookmark-end text:name="__RefHeading___Toc981_3072234412"/></text:h>
      <text:p text:style-name="P22"><text:span text:style-name="T2">In order to allow the writing of scripts and also for test purposes while developing the prinbee system, the CLI allows us to send commands to the Client Proxy.</text:span></text:p>
      <text:p text:style-name="P22"><text:span text:style-name="T2">All the commands understood by the server can be sent and received by the CLI.</text:span></text:p>
      <text:h text:style-name="Heading_20_2" text:outline-level="2"><text:bookmark-start text:name="__RefHeading___Toc1404_3072234412"/>Server<text:bookmark-end text:name="__RefHeading___Toc1404_3072234412"/></text:h>
      <text:p text:style-name="P23"><text:span text:style-name="T2">The Prinbee Servers listen for network connections from the Prinbee Client Proxy. It accepts commands which is executes on the server side.</text:span></text:p>
      <text:p text:style-name="P23"><text:span text:style-name="T2">The server manages the files with the data (schema, rows of data, bloom filters, indexes, …)</text:span></text:p>
      <text:h text:style-name="Heading_20_2" text:outline-level="2"><text:bookmark-start text:name="__RefHeading___Toc1406_3072234412"/>Server Journal<text:bookmark-end text:name="__RefHeading___Toc1406_3072234412"/></text:h>
      <text:p text:style-name="P24"><text:span text:style-name="T2">The Prinbee Server also includes a journal. Any data related command received by a server is saved in the journal for </text:span><text:span text:style-name="T27">later</text:span><text:span text:style-name="T2"> processing.</text:span></text:p>
      <text:p text:style-name="P24"><text:span text:style-name="T2">Once data is saved in at least one Server Journal, it can already be considered as present (albeit weakly) in the database. This is </text:span><text:span text:style-name="T8">consistency of</text:span><text:span text:style-name="T2"> ZERO on the server side.</text:span></text:p>
      <text:p text:style-name="P24"><text:span text:style-name="T2">To obtain a QUORUM, you instead need to wait for that journal data to be saved in the tables of at least </text:span><text:span text:style-name="T2"><draw:frame draw:style-name="fr3" draw:name="Object2" text:anchor-type="as-char" svg:y="-0.2437in" svg:width="0.4457in" svg:height="0.3929in" draw:z-index="2"><draw:object xlink:href="./Object 2" xlink:type="simple" xlink:show="embed" xlink:actuate="onLoad"/><draw:image xlink:href="./ObjectReplacements/Object 2" xlink:type="simple" xlink:show="embed" xlink:actuate="onLoad"/></draw:frame></text:span><text:span text:style-name="T2">servers. This is much slower, but way safer (an equivalent to an INSERT in an SQL database).</text:span></text:p>
      <text:h text:style-name="Heading_20_2" text:outline-level="2"><text:bookmark-start text:name="__RefHeading___Toc1408_3072234412"/>Schema<text:bookmark-end text:name="__RefHeading___Toc1408_3072234412"/></text:h>
      <text:p text:style-name="P25"><text:span text:style-name="T2">A table is defined using a schema. This is similar to an SQL database schema with one important flexibility, a Prinbee table accepts to save rows of data with less columns than defined in the schema.</text:span></text:p>
      <text:p text:style-name="P26"><text:span text:style-name="T26">TBD:</text:span><text:span text:style-name="T2"> we may also allow the addition of ad-hoc columns; however, these cause tremendous issues long term: if you update your schema to add new columns which name happens to match one of those ad-hoc column, we’re in trouble because then the column data may not match the column type, constraints, etc.</text:span></text:p>
      <text:h text:style-name="Heading_20_3" text:outline-level="3"><text:bookmark-start text:name="__RefHeading___Toc1410_3072234412"/><text:soft-page-break/>Why a Schema?<text:bookmark-end text:name="__RefHeading___Toc1410_3072234412"/></text:h>
      <text:p text:style-name="P25"><text:span text:style-name="T2">It is very easy to make mistakes. The use of a schema allows us to define the type of a column which already reduces the number of errors by a very large percentage. Further, the schema allows us to define:</text:span></text:p>
      <text:list xml:id="list3166541277" text:style-name="L1">
        <text:list-item>
          <text:p text:style-name="P51"><text:span text:style-name="T32">The name of each column</text:span></text:p>
        </text:list-item>
        <text:list-item>
          <text:p text:style-name="P52"><text:span text:style-name="T31">The data type of each column</text:span></text:p>
        </text:list-item>
        <text:list-item>
          <text:p text:style-name="P52"><text:span text:style-name="T31">The data constraint, if any</text:span></text:p>
        </text:list-item>
        <text:list-item>
          <text:p text:style-name="P52"><text:span text:style-name="T31">Indexes</text:span></text:p>
          <text:list>
            <text:list-item>
              <text:p text:style-name="P52"><text:span text:style-name="T31">Columns not part of an index can be saved as part of the row blob; allowing us to easily compress that data</text:span></text:p>
            </text:list-item>
            <text:list-item>
              <text:p text:style-name="P52"><text:span text:style-name="T31">Whether a bloom filter is used (for each specific index)</text:span></text:p>
            </text:list-item>
          </text:list>
        </text:list-item>
        <text:list-item>
          <text:p text:style-name="P52"><text:span text:style-name="T31">Table replication information (number of replica)</text:span></text:p>
        </text:list-item>
        <text:list-item>
          <text:p text:style-name="P52"><text:span text:style-name="T31">Table default consistency</text:span></text:p>
        </text:list-item>
        <text:list-item>
          <text:p text:style-name="P52"><text:span text:style-name="T31">Whether a bloom filter is used (for the main key)</text:span></text:p>
        </text:list-item>
      </text:list>
      <text:h text:style-name="Heading_20_2" text:outline-level="2"><text:bookmark-start text:name="__RefHeading___Toc1412_3072234412"/>Table<text:bookmark-end text:name="__RefHeading___Toc1412_3072234412"/></text:h>
      <text:p text:style-name="P27"><text:span text:style-name="T2">The actual table is one or more files of data.</text:span></text:p>
      <text:p text:style-name="P27"><text:span text:style-name="T2">For data which is small (integers, strings, floating points), we save the data inside the main table file.</text:span></text:p>
      <text:p text:style-name="P27"><text:span text:style-name="T2">For data which is large (images, audio files), we save the data in a separate file. The name of the file is an identifier (128 bit integer) so files with the same name do not clash in the Prinbee file system.</text:span></text:p>
      <text:p text:style-name="P27"><text:span text:style-name="T2">A table file has a header defining the location of various data such as the schema, bloom filters, indexes, etc. This is the file the libprinbee opens first to get all the necessary information about a table. The header is a block of 4Kb.</text:span></text:p>
      <text:h text:style-name="Heading_20_2" text:outline-level="2"><text:bookmark-start text:name="__RefHeading___Toc1414_3072234412"/>Index<text:bookmark-end text:name="__RefHeading___Toc1414_3072234412"/></text:h>
      <text:p text:style-name="P27"><text:span text:style-name="T2">While working with a system such as Bigtable, you have a very fast key / value data store, which is useful for a cache or objects of a rather large size, but not as a sort of database where things are linked together (i.e. where rows are viewed as objects which can be </text:span><text:span text:style-name="T27">linked</text:span><text:span text:style-name="T2"> together).</text:span></text:p>
      <text:p text:style-name="P27"><text:span text:style-name="T2">Our indexes </text:span><text:span text:style-name="T9">are used to sort</text:span><text:span text:style-name="T2"> </text:span><text:span text:style-name="T9">your rows in any number of ways</text:span><text:span text:style-name="T2">.</text:span></text:p>
      <text:h text:style-name="Heading_20_3" text:outline-level="3"><text:bookmark-start text:name="__RefHeading___Toc1416_3072234412"/>Expressions<text:bookmark-end text:name="__RefHeading___Toc1416_3072234412"/></text:h>
      <text:p text:style-name="P28"><text:span text:style-name="T2">To create indexes, the system makes use of as2js scripts. These scripts play the role of the WHERE clause in an SQL database. You have access to the columns available in a row and </text:span><text:soft-page-break/><text:span text:style-name="T2">can concatenate them as required to build a key. That key is then sorted by the code handling the Index.</text:span></text:p>
      <text:h text:style-name="P9" text:outline-level="3"><text:bookmark-start text:name="__RefHeading___Toc1418_3072234412"/>Distributed Indexes<text:bookmark-end text:name="__RefHeading___Toc1418_3072234412"/></text:h>
      <text:p text:style-name="P28"><text:span text:style-name="T2">Our indexes are distributed. This means only a section of an index exists on a computer. Each section is saved on a different set of computer (depending on the index replication factor; since an index may be rebuilt, replication is a little less important for them).</text:span></text:p>
      <text:p text:style-name="P28"><text:span text:style-name="T2">The concept is fairly simple. Assuming you have N sets of R computers and your index is expected to grow to a size of S elements, each </text:span><text:span text:style-name="T10">set of </text:span><text:span text:style-name="T2">computer</text:span><text:span text:style-name="T10">s</text:span><text:span text:style-name="T2"> has to handle</text:span><text:span text:style-name="T2"><draw:frame draw:style-name="fr3" draw:name="Object3" text:anchor-type="as-char" svg:y="-0.2437in" svg:width="0.2484in" svg:height="0.3929in" draw:z-index="3"><draw:object xlink:href="./Object 3" xlink:type="simple" xlink:show="embed" xlink:actuate="onLoad"/><draw:image xlink:href="./ObjectReplacements/Object 3" xlink:type="simple" xlink:show="embed" xlink:actuate="onLoad"/></draw:frame></text:span><text:span text:style-name="T2">rows. </text:span><text:span text:style-name="T10">However, each computer within a set ends up doing the same work to manage that one index. i.e. it is given the same set of rows and it has to insert them inside its index files the same way as the other computers in that set.</text:span></text:p>
      <text:p text:style-name="P29"><text:span text:style-name="T10">S</text:span><text:span text:style-name="T2">tatistics (see below) are used to manage indexes as they grow. At first, an index may be on a single machine (very small). Once we reach around 10,000 rows, we may want to start replication. Once we are at 100,000 rows, we may want to consider distribution. Note that there is already a </text:span><text:span text:style-name="T27">distribution</text:span><text:span text:style-name="T2"> at work when we save each index defined on a table on a different computer.</text:span></text:p>
      <text:h text:style-name="Heading_20_3" text:outline-level="3"><text:bookmark-start text:name="__RefHeading___Toc1420_3072234412"/>Descending <text:span text:style-name="T33">Order</text:span><text:bookmark-end text:name="__RefHeading___Toc1420_3072234412"/></text:h>
      <text:p text:style-name="P28"><text:span text:style-name="T2">At the moment you cannot create a descending order on columns that cannot easily be inverted. For example, an integer can be inverted doing </text:span><text:span text:style-name="T34">MAX_INT – x</text:span><text:span text:style-name="T2">. However, a string cannot be inverted (not that easily, in part because most strings would then make use of many bytes per character).</text:span></text:p>
      <text:p text:style-name="P28"><text:span text:style-name="T2">Instead, we expect you to transform your queries so that you can use the results inverted if need be.</text:span></text:p>
      <text:h text:style-name="Heading_20_2" text:outline-level="2"><text:bookmark-start text:name="__RefHeading___Toc1422_3072234412"/>Stats<text:bookmark-end text:name="__RefHeading___Toc1422_3072234412"/></text:h>
      <text:p text:style-name="P28"><text:span text:style-name="T2">The database collects information about each instance of the database. This allows for automatic distribution of the data. As your data grows (or shrinks?!) you need more computers. Adding more computers means that the existing data can now be re-arranged to fit less data per computer. This is an important concept because otherwise you would need to create the Prinbee cluster of the right size from day one (or… create a new cluster each time you want to grow and copy the existing cluster to the new cluster, which the stats allow us to do without a full copy).</text:span></text:p>
      <text:p text:style-name="P28"><text:span text:style-name="T2">The Stats are also used to detect potential issues, bottlenecks, etc. Especially with Indexes. We should be able to detect hot spots and smooth them out by moving the data around as required to reduce such issues.</text:span></text:p>
      <text:h text:style-name="Heading_20_2" text:outline-level="2"><text:bookmark-start text:name="__RefHeading___Toc1424_3072234412"/>Bloom Filters<text:bookmark-end text:name="__RefHeading___Toc1424_3072234412"/></text:h>
      <text:p text:style-name="P29"><text:span text:style-name="T2">One way to know whether a row exists in a very large database is to use a bloom filter.</text:span></text:p>
      <text:p text:style-name="P29"><text:soft-page-break/><text:span text:style-name="T2">The idea is fairly simple: you computer N checksums (i.e. such as an MD5 sum) and test that each one of them is represented in the database (the filter is an array of bits; if 0, then that checksum is not a match and the row is not in that table; if 1, then check the next checksum; if all checksums have a 1, then the row may be in the table).</text:span></text:p>
      <text:p text:style-name="P29"><text:span text:style-name="T2">This is an incredible optimization, but it requires a number of bits much larger than the size of the table. So if your table has 100 million rows, the bloom filter needs some 500 million bits (around 60Gb of data). Also when just using one bit, the filter can only grow. Deleting a row cannot be reflected in the filter. To allow for deletion, you need to use at least one byte. Instead of a 0 or 1, now you can increment the byte. If the value reaches 255, deletion do not work for that one entry, however, it continues to work for others. On a deletion, simply decrement the value unless is already reached 255. This means really large bloom filters are much less likely to need being rebuilt over and over again. However, if the table grows rapidly, the bloom filter needs to grow and that means reloading all the keys and regenerating the millions upon millions of checksums… </text:span><text:span text:style-name="T11">This is still work it for tables that do not grow at an incredible pace.</text:span></text:p>
      <text:h text:style-name="Heading_20_2" text:outline-level="2"><text:bookmark-start text:name="__RefHeading___Toc1426_3072234412"/><text:span text:style-name="T11">S</text:span><text:span text:style-name="T2">erver CLI</text:span><text:bookmark-end text:name="__RefHeading___Toc1426_3072234412"/></text:h>
      <text:p text:style-name="P31"><text:span text:style-name="T2">The Server also comes with a Command Line Interface allowing an administrator to send commands to the Prinbee system.</text:span></text:p>
      <text:p text:style-name="P31"><text:span text:style-name="T2">This is very much the same as the Client CLI except that the Server CLI bypasses the Client Proxy making it easier to test the server on its own instead of the entire stack.</text:span></text:p>
      <text:h text:style-name="Heading_20_1" text:outline-level="1">Additional Features</text:h>
      <text:h text:style-name="Heading_20_2" text:outline-level="2"><text:bookmark-start text:name="__RefHeading___Toc1428_3072234412"/>Links<text:bookmark-end text:name="__RefHeading___Toc1428_3072234412"/></text:h>
      <text:p text:style-name="P30"><text:span text:style-name="T2">The rows in our tables are viewed as objects. Objects can be interlinked in all sorts of ways. For example, in a website, you could have a book like organization where you define a root page which has children. We want to be able to link the root to its children and the children to its parent</text:span><text:span text:style-name="T2"><text:note text:id="ftn0" text:note-class="footnote"><text:note-citation>1</text:note-citation><text:note-body><text:p text:style-name="P7">The parent/child is an easy to understand concept. Note, however, that in a website using a well defined path, there is no need for parent/child links since you can simple tweak the path to find one or the other.</text:p></text:note-body></text:note></text:span><text:span text:style-name="T2">.</text:span></text:p>
      <text:p text:style-name="P30"><text:span text:style-name="T2">Each row is given an OID (Immutable Object Identifier). When linking objects together, you create a column of type Link and assign the OID of another row (or itself, or do not create the row if you don’t want that link, </text:span><text:span text:style-name="T12">the number 0 can also be used as a “not linked” since an OID cannot be zero</text:span><text:span text:style-name="T2">).</text:span></text:p>
      <text:p text:style-name="P32"><text:span text:style-name="T2">The OID is used in an internal B-tree index. All the other indexes have their key and the row OID. In effect the OID defines the location of the row in the file. This gives us a way to regenerate any of the indexes, including the main main key index.</text:span></text:p>
      <text:h text:style-name="Heading_20_1" text:outline-level="1"><text:soft-page-break/>Implementation Tasks</text:h>
      <text:h text:style-name="Heading_20_2" text:outline-level="2">Schema Manager</text:h>
      <text:h text:style-name="Heading_20_3" text:outline-level="3">Schem<text:span text:style-name="T39">a</text:span> Definition</text:h>
      <text:p text:style-name="P34"><text:span text:style-name="T2">The schema is an array of columns plus a few additional parameters that define general behavior of the table. The schema uses a simple .INI file. All the parameters are defined within a section.</text:span></text:p>
      <text:h text:style-name="Heading_20_4" text:outline-level="4">Section: <text:span text:style-name="T39">[</text:span><text:span text:style-name="T40">t</text:span>able<text:span text:style-name="T39">]</text:span></text:h>
      <text:p text:style-name="P34"><text:span text:style-name="T2">The </text:span><text:span text:style-name="T34">[table]</text:span><text:span text:style-name="T2"> section includes parameters that define </text:span><text:span text:style-name="T13">global parameters </text:span><text:span text:style-name="T22">for the name</text:span><text:span text:style-name="T13">.</text:span></text:p>
      <text:list xml:id="list2210233405" text:style-name="L2">
        <text:list-item>
          <text:p text:style-name="P36"><text:span text:style-name="T38">name</text:span><text:span text:style-name="T34">=&lt;</text:span><text:span text:style-name="T38">string</text:span><text:span text:style-name="T34">&gt;</text:span><text:span text:style-name="T2"><text:line-break/>Define the n</text:span><text:span text:style-name="T22">a</text:span><text:span text:style-name="T2">me of </text:span><text:span text:style-name="T22">the table</text:span><text:span text:style-name="T2">. </text:span><text:span text:style-name="T22">The name is used to create a directory where the table data is saved, including the schema. The filename of the schema file uses the version of the schema.</text:span></text:p>
        </text:list-item>
        <text:list-item>
          <text:p text:style-name="P47"><text:span text:style-name="T34">version=&lt;number&gt;</text:span><text:span text:style-name="T2"><text:line-break/>Define the version of this schema. Each time you make an update, this version must be incremented. This gives the system a way to handle old rows instead of having to update the entire table each time a new version is applied to a table. The version is handled internally when you push an update to a table</text:span><text:span text:style-name="T2"><text:note text:id="ftn1" text:note-class="footnote"><text:note-citation>2</text:note-citation><text:note-body><text:p text:style-name="P8">It is possible to reset the version back to 1 when someone truncates the whole table or by running a process which makes sure that all old versions are converted to the newest version of the schema.</text:p></text:note-body></text:note></text:span><text:span text:style-name="T2">.</text:span></text:p>
        </text:list-item>
        <text:list-item>
          <text:p text:style-name="P35"><text:span text:style-name="T34">replication=&lt;count&gt;</text:span><text:span text:style-name="T2"><text:line-break/>Define the number of time the data is replicated (a.k.a. on how many computers the data is copied).</text:span></text:p>
        </text:list-item>
        <text:list-item>
          <text:p text:style-name="P35"><text:span text:style-name="T34">bloomfilter=&lt;parameters&gt;</text:span><text:span text:style-name="T2"><text:line-break/>Define a set of parameters to manage the main key bloom filter. The main key is the one used in the </text:span><text:span text:style-name="T14">main table. Indexes can have their own bloom filter definition.</text:span></text:p>
        </text:list-item>
      </text:list>
      <text:h text:style-name="P10" text:outline-level="4">Section: [&lt;<text:span text:style-name="T41">column_name&gt;</text:span>]</text:h>
      <text:p text:style-name="P37"><text:span text:style-name="T2">Th</text:span><text:span text:style-name="T14">e column</text:span><text:span text:style-name="T2"> section includes parameters defin</text:span><text:span text:style-name="T14">ing the column name, type, etc</text:span><text:span text:style-name="T2">. </text:span><text:span text:style-name="T14">The name and the <text:s/>type are mandatory. The other fields are currently optional. Also, the name cannot be an empty string.</text:span></text:p>
      <text:list xml:id="list1169576528" text:style-name="L3">
        <text:list-item>
          <text:p text:style-name="P38"><text:span text:style-name="T34">name=&lt;non-empty string&gt;</text:span><text:span text:style-name="T2"> </text:span><text:span text:style-name="T15">(REQUIRED)</text:span><text:span text:style-name="T2"><text:line-break/>Each column must have a name. Although a row is not required to include a column, a column definition is required to add said column </text:span><text:span text:style-name="T15">to a row. The data needs to match the type, pass the constraint filters, etc. The name must match </text:span><text:span text:style-name="T35">[_a-zA-Z][_a-zA-Z0-9]*</text:span><text:span text:style-name="T15"> (TBD: we may want to force a name of at least 2 characters and avoid starting/ending/double underscores)</text:span></text:p>
        </text:list-item>
        <text:list-item>
          <text:p text:style-name="P39"><text:soft-page-break/><text:span text:style-name="T34">type=&lt;column data type&gt;</text:span><text:span text:style-name="T2"> (REQUIRED)<text:line-break/>The data one can set in a column must be defined here. This allows us to do many things since such as display the value to the user, </text:span><text:span text:style-name="T16">parse a string back to the value</text:span><text:span text:style-name="T2">, convert to a different type, </text:span><text:span text:style-name="T16">etc</text:span><text:span text:style-name="T2">.</text:span></text:p>
          <text:list>
            <text:list-item>
              <text:p text:style-name="P41"><text:span text:style-name="T34">boolean</text:span><text:span text:style-name="T2"> — one bit </text:span><text:span text:style-name="T27">integer</text:span></text:p>
            </text:list-item>
            <text:list-item>
              <text:p text:style-name="P41"><text:span text:style-name="T34">uint8</text:span><text:span text:style-name="T2"> — unsigned 8 bit integer</text:span></text:p>
            </text:list-item>
            <text:list-item>
              <text:p text:style-name="P41"><text:span text:style-name="T34">int8</text:span><text:span text:style-name="T2"> — signed 8 bit integer</text:span></text:p>
            </text:list-item>
            <text:list-item>
              <text:p text:style-name="P41"><text:span text:style-name="T34">uin16</text:span><text:span text:style-name="T2"> — unsigned 16 bit integer</text:span></text:p>
            </text:list-item>
            <text:list-item>
              <text:p text:style-name="P41"><text:span text:style-name="T34">int16</text:span><text:span text:style-name="T2"> — signed 16 bit integer</text:span></text:p>
            </text:list-item>
            <text:list-item>
              <text:p text:style-name="P41"><text:span text:style-name="T34">uint32</text:span><text:span text:style-name="T2"> — unsigned 32 bit integer</text:span></text:p>
            </text:list-item>
            <text:list-item>
              <text:p text:style-name="P41"><text:span text:style-name="T34">int32</text:span><text:span text:style-name="T2"> — signed 32 bit integer</text:span></text:p>
            </text:list-item>
            <text:list-item>
              <text:p text:style-name="P41"><text:span text:style-name="T34">uint64</text:span><text:span text:style-name="T2"> — unsigned 64 bit integer</text:span></text:p>
            </text:list-item>
            <text:list-item>
              <text:p text:style-name="P41"><text:span text:style-name="T34">int64</text:span><text:span text:style-name="T2"> — signed 64 bit integer</text:span></text:p>
            </text:list-item>
            <text:list-item>
              <text:p text:style-name="P41"><text:span text:style-name="T34">uint128</text:span><text:span text:style-name="T2"> — unsigned 128 bit integer</text:span></text:p>
            </text:list-item>
            <text:list-item>
              <text:p text:style-name="P41"><text:span text:style-name="T34">int128</text:span><text:span text:style-name="T2"> — signed 128 bit integer</text:span></text:p>
            </text:list-item>
            <text:list-item>
              <text:p text:style-name="P41"><text:span text:style-name="T34">uint256</text:span><text:span text:style-name="T2"> — unsigned 256 bit integer</text:span></text:p>
            </text:list-item>
            <text:list-item>
              <text:p text:style-name="P41"><text:span text:style-name="T34">int256</text:span><text:span text:style-name="T2"> — signed 256 bit integer</text:span></text:p>
            </text:list-item>
            <text:list-item>
              <text:p text:style-name="P41"><text:span text:style-name="T34">uint512</text:span><text:span text:style-name="T2"> — unsigned 512 bit integer</text:span></text:p>
            </text:list-item>
            <text:list-item>
              <text:p text:style-name="P41"><text:span text:style-name="T34">int512</text:span><text:span text:style-name="T2"> — signed 512 bit integer</text:span></text:p>
            </text:list-item>
            <text:list-item>
              <text:p text:style-name="P41"><text:span text:style-name="T34">float16</text:span><text:span text:style-name="T2"> — 16 bit floating point</text:span></text:p>
            </text:list-item>
            <text:list-item>
              <text:p text:style-name="P41"><text:span text:style-name="T34">float32</text:span><text:span text:style-name="T2"> — 32 bit floating point</text:span></text:p>
            </text:list-item>
            <text:list-item>
              <text:p text:style-name="P41"><text:span text:style-name="T34">float64</text:span><text:span text:style-name="T2"> — 64 bit floating point</text:span></text:p>
            </text:list-item>
            <text:list-item>
              <text:p text:style-name="P41"><text:span text:style-name="T34">float80</text:span><text:span text:style-name="T2"> — 80 bit floating point (long double in C++ on Intel processors)</text:span></text:p>
            </text:list-item>
            <text:list-item>
              <text:p text:style-name="P41"><text:span text:style-name="T34">text</text:span><text:span text:style-name="T2"> — a UTF-8 string; </text:span><text:span text:style-name="T24">this type makes use of a dynamic length</text:span></text:p>
            </text:list-item>
            <text:list-item>
              <text:p text:style-name="P42"><text:span text:style-name="T34">date</text:span><text:span text:style-name="T2"> — a date and time (128 bits </text:span><text:span text:style-name="T18">with</text:span><text:span text:style-name="T2"> nanoseconds; </text:span><text:span text:style-name="T18">a timespec</text:span><text:span text:style-name="T2">)</text:span></text:p>
            </text:list-item>
            <text:list-item>
              <text:p text:style-name="P45"><text:span text:style-name="T34">timezone</text:span><text:span text:style-name="T2"> — a </text:span><text:a xlink:type="simple" xlink:href="https://en.wikipedia.org/wiki/List_of_tz_database_time_zones" text:style-name="Internet_20_link" text:visited-style-name="Visited_20_Internet_20_Link"><text:span text:style-name="T2">IANA timezone</text:span></text:a><text:span text:style-name="T2"> name saved as a </text:span><text:span text:style-name="T19">uint16</text:span><text:span text:style-name="T2"> enum </text:span><text:span text:style-name="T19">(look at assigning a number when we compile and allow for dynamic updates; we need a </text:span><text:span text:style-name="T20">global </text:span><text:span text:style-name="T19">table to manage that data; </text:span><text:span text:style-name="T20">maybe rely on fluid-settings or snaprfs to automatically get it on all computers</text:span><text:span text:style-name="T19">)</text:span></text:p>
            </text:list-item>
            <text:list-item>
              <text:p text:style-name="P43"><text:span text:style-name="T34">uuid</text:span><text:span text:style-name="T2"> — a 128 bit number specifically representing a UUID</text:span></text:p>
            </text:list-item>
            <text:list-item>
              <text:p text:style-name="P44"><text:span text:style-name="T34">enum</text:span><text:span text:style-name="T2"> — a number in the rows, a set of strings </text:span><text:span text:style-name="T21">(names) </text:span><text:span text:style-name="T2">in the schema; </text:span><text:span text:style-name="T24">this type makes use of a dynamic length</text:span></text:p>
            </text:list-item>
            <text:list-item>
              <text:p text:style-name="P50"><text:soft-page-break/><text:span text:style-name="T34">blob</text:span><text:span text:style-name="T2"> — a BRS buffer; this supports any type of C++ value, including arrays and maps</text:span></text:p>
            </text:list-item>
          </text:list>
        </text:list-item>
        <text:list-item>
          <text:p text:style-name="P40"><text:span text:style-name="T34">null=&lt;true|false&gt;</text:span><text:span text:style-name="T2"><text:line-break/>Whether the column can be set to null (a.k.a. undefined). In other words, if </text:span><text:span text:style-name="T34">null=false</text:span><text:span text:style-name="T2"> the column must be defined </text:span><text:span text:style-name="T25">or have a default</text:span><text:span text:style-name="T2">.</text:span></text:p>
        </text:list-item>
        <text:list-item>
          <text:p text:style-name="P40"><text:span text:style-name="T34">default_value=&lt;value&gt;</text:span><text:span text:style-name="T2"><text:line-break/>Define the default value. Note that if a default value is defined, then the column does not need to be defined even if </text:span><text:span text:style-name="T34">null=false</text:span><text:span text:style-name="T2">. The system simple returns the default in that case. Also, if the current value is equal to the default, we do not need to save the column.</text:span></text:p>
        </text:list-item>
        <text:list-item>
          <text:p text:style-name="P40"><text:span text:style-name="T34">hidden=&lt;true|false&gt;</text:span><text:span text:style-name="T2"><text:line-break/>Define whether the column is hidden or not. If true, then the column is not automatically returned on a GET. The client must specify the name of the column to retrieve said column’s value.</text:span></text:p>
        </text:list-item>
        <text:list-item>
          <text:p text:style-name="P40"><text:span text:style-name="T34">validation_script=&lt;</text:span><text:span text:style-name="T36">as2js expression&gt;</text:span><text:span text:style-name="T17"><text:line-break/>When doing a SET, INSERT, UPDATE, the data is validated using this script. If no script is specified, then any value of the specified type is accepted. The script must have an external variable named </text:span><text:span text:style-name="T36">value</text:span><text:span text:style-name="T17"> to be considered valid. </text:span><text:span text:style-name="T23">It</text:span><text:span text:style-name="T17"> may also have other variables </text:span><text:span text:style-name="T23">as defined below. The script is compiled once at the time the schema is handed to Prinbee</text:span><text:span text:style-name="T23"><text:note text:id="ftn2" text:note-class="footnote"><text:note-citation>3</text:note-citation><text:note-body><text:p text:style-name="P8">If the as2js library version changes, then we want to recompile all the scripts in case a fix was applied that makes the compiled script more secure, faster, actually correct, etc.</text:p></text:note-body></text:note></text:span><text:span text:style-name="T23">. It gets loaded once when first necessary and remains in memory until Prinbee exits.</text:span></text:p>
          <text:list>
            <text:list-item>
              <text:p text:style-name="P41"><text:span text:style-name="T37">message_timestamp</text:span><text:span text:style-name="T2"> — the Unix time at the time the message (SET, INSERT, UPDATE) was created.</text:span></text:p>
            </text:list-item>
            <text:list-item>
              <text:p text:style-name="P49"><text:span text:style-name="T34">enum { … }</text:span><text:span text:style-name="T2"> — if the value is an enum, it get defined at the start of the script</text:span></text:p>
            </text:list-item>
          </text:list>
        </text:list-item>
        <text:list-item>
          <text:p text:style-name="P46"><text:span text:style-name="T34">maximum_size</text:span><text:span text:style-name="T2"> — a simple constraint we can enforce without the need for a validation script; this is only useful for types that have a varying length (</text:span><text:span text:style-name="T34">text</text:span><text:span text:style-name="T2">, </text:span><text:span text:style-name="T34">array</text:span><text:span text:style-name="T2">).</text:span></text:p>
        </text:list-item>
        <text:list-item>
          <text:p text:style-name="P46"><text:span text:style-name="T34">comment</text:span><text:span text:style-name="T2"> — a description of the column; the system does not use that data for anything other than display about the column.</text:span></text:p>
        </text:list-item>
        <text:list-item>
          <text:p text:style-name="P48"><text:span text:style-name="T34">conversion</text:span><text:span text:style-name="T2"> — when making a schema update, the parameters of a column may be changed in the newer version; reading an old version of the same column may require a conversion; this field defines how the conversion has to be applied.</text:span></text:p>
        </text:list-item>
      </text:list>
      <text:h text:style-name="Heading_20_3" text:outline-level="3">Implementation</text:h>
      <text:p text:style-name="P34"><text:span text:style-name="T2">Read schema from user text file</text:span></text:p>
      <text:p text:style-name="P34"><text:span text:style-name="T2"><text:tab/>[TODO: DEFINE FORMAT]</text:span></text:p>
      <text:p text:style-name="P34"><text:span text:style-name="T2">Update </text:span></text:p>
      <text:p text:style-name="P33"><text:span text:style-name="T2"/></text:p>
      <text:p text:style-name="P33"><text:soft-page-break/><text:span text:style-name="T2"/></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2b8f43" officeooo:paragraph-rsid="002b8f43"/>
    </style:style>
    <style:style style:name="MT1" style:family="text">
      <style:text-properties officeooo:rsid="002bc08f"/>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number:number-style style:name="N0">
      <number:number number:min-integer-digits="1"/>
    </number:number-style>
  </office:automatic-styles>
  <office:master-styles>
    <style:master-page style:name="Standard" style:page-layout-name="Mpm1">
      <style:footer>
        <text:user-field-decls>
          <text:user-field-decl office:value-type="float" office:value="1.01" text:name="PrinbeeVersion"/>
        </text:user-field-decls>
        <text:p text:style-name="MP1">Prinbee<text:tab/><text:page-number text:select-page="current">6</text:page-number><text:tab/><text:span text:style-name="MT1">v</text:span><text:user-field-get style:data-style-name="N0" text:name="PrinbeeVersion">1.01</text:user-field-ge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0T08:05:52.845618223</meta:creation-date>
    <dc:date>2023-10-05T20:34:34.694732867</dc:date>
    <meta:editing-duration>P8DT16H33M50S</meta:editing-duration>
    <meta:editing-cycles>34</meta:editing-cycles>
    <meta:generator>LibreOffice/7.3.7.2$Linux_X86_64 LibreOffice_project/30$Build-2</meta:generator>
    <meta:document-statistic meta:table-count="0" meta:image-count="0" meta:object-count="3" meta:page-count="11" meta:paragraph-count="158" meta:word-count="3274" meta:character-count="18098" meta:non-whitespace-character-count="14996"/>
  </office:meta>
</office:document-meta>
</file>

<file path=Object 2/content.xml><?xml version="1.0" encoding="utf-8"?>
<math xmlns="http://www.w3.org/1998/Math/MathML" display="block">
  <semantics>
    <mfrac>
      <mrow>
        <mi>N</mi>
        <mo stretchy="false">+</mo>
        <mn>1</mn>
      </mrow>
      <mn>2</mn>
    </mfrac>
    <annotation encoding="StarMath 5.0">frac { N + 1 } {2} </annotation>
  </semantics>
</math>
</file>

<file path=Object 3/content.xml><?xml version="1.0" encoding="utf-8"?>
<math xmlns="http://www.w3.org/1998/Math/MathML" display="block">
  <semantics>
    <mfrac>
      <mi>S</mi>
      <mi>N</mi>
    </mfrac>
    <annotation encoding="StarMath 5.0">{S} over {N} </annotation>
  </semantics>
</math>
</file>